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TableA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5cm" svg:stroke-color="#3c3c3c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ole-draw-aspect="1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-33% 58%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-33% 58%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A2" table:style-name="ta1">
        <office:forms form:automatic-focus="false" form:apply-design-mode="false"/>
        <table:shapes>
          <draw:line draw:z-index="0" draw:name="Line 1" draw:style-name="gr1" draw:text-style-name="P1" svg:x1="0.028cm" svg:y1="1.509cm" svg:x2="14.265cm" svg:y2="1.509cm">
            <text:p/>
          </draw:line>
          <draw:line draw:z-index="1" draw:name="Line 2" draw:style-name="gr1" draw:text-style-name="P1" svg:x1="0cm" svg:y1="2.593cm" svg:x2="14.237cm" svg:y2="2.593cm">
            <text:p/>
          </draw:line>
          <draw:line draw:z-index="2" draw:name="Line 3" draw:style-name="gr1" draw:text-style-name="P1" svg:x1="0.084cm" svg:y1="14.181cm" svg:x2="14.32cm" svg:y2="14.181cm">
            <text:p/>
          </draw:line>
          <draw:frame draw:z-index="3" draw:style-name="gr2" svg:width="15.986cm" svg:height="8.995cm" svg:x="14.562cm" svg:y="4.842cm">
            <draw:object draw:notify-on-update-of-ranges="TableA2.J5:TableA2.J6 TableA2.K4:TableA2.K4 TableA2.K5:TableA2.K6 TableA2.L4:TableA2.L4 TableA2.L5:TableA2.L6 TableA2.J5:TableA2.J6 TableA2.M4:TableA2.M4 TableA2.M5:TableA2.M6 TableA2.J5:TableA2.J6 TableA2.N4:TableA2.N4 TableA2.N5:TableA2.N6 TableA2.J5:TableA2.J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2" svg:width="15.986cm" svg:height="8.996cm" svg:x="14.699cm" svg:y="14.314cm">
            <draw:object draw:notify-on-update-of-ranges="TableA2.J4:TableA2.J4 TableA2.J6:TableA2.J8 TableA2.K4:TableA2.K4 TableA2.K6:TableA2.K8 TableA2.J4:TableA2.J4 TableA2.J6:TableA2.J8 TableA2.L4:TableA2.L4 TableA2.L6:TableA2.L8 TableA2.J4:TableA2.J4 TableA2.J6:TableA2.J8 TableA2.M4:TableA2.M4 TableA2.M6:TableA2.M8 TableA2.J4:TableA2.J4 TableA2.J6:TableA2.J8 TableA2.N4:TableA2.N4 TableA2.N6:TableA2.N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2" svg:width="15.968cm" svg:height="8.984cm" svg:x="31.615cm" svg:y="4.893cm">
            <draw:object draw:notify-on-update-of-ranges="TableA2.E4:TableA2.E4 TableA2.E10:TableA2.E18 TableA2.A10:TableA2.A18 TableA2.F4:TableA2.F4 TableA2.F10:TableA2.F18 TableA2.A10:TableA2.A18 TableA2.G4:TableA2.G4 TableA2.G10:TableA2.G18 TableA2.A10:TableA2.A18 TableA2.H4:TableA2.H4 TableA2.H10:TableA2.H18 TableA2.A10:TableA2.A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1" table:number-columns-repeated="5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Table A2. <text:s/>Invariant Points in the Systems CaO-MgO-Al<text:span text:style-name="T1">2</text:span><text:span text:style-name="T2">O</text:span><text:span text:style-name="T1">3</text:span><text:span text:style-name="T2">-SiO</text:span><text:span text:style-name="T1">2</text:span><text:span text:style-name="T2"> </text:span></text:p>
          </table:table-cell>
          <table:table-cell table:style-name="ce1" table:number-columns-repeated="3"/>
          <table:table-cell table:style-name="ce6" table:number-columns-repeated="3"/>
          <table:table-cell table:style-name="ce2"/>
          <table:table-cell table:number-columns-repeated="1016"/>
        </table:table-row>
        <table:table-row table:style-name="ro1">
          <table:table-cell table:style-name="ce1" office:value-type="string">
            <text:p><text:s text:c="17"/>and MgO-SiO<text:span text:style-name="T1">2</text:span><text:span text:style-name="T2"> <text:s/>(wt%).</text:span></text:p>
          </table:table-cell>
          <table:table-cell table:style-name="ce4"/>
          <table:table-cell table:style-name="ce1" table:number-columns-repeated="2"/>
          <table:table-cell table:style-name="ce6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2" office:value-type="string">
            <text:p>Number</text:p>
          </table:table-cell>
          <table:table-cell table:style-name="ce5" office:value-type="string">
            <text:p>Phase Assemblage</text:p>
          </table:table-cell>
          <table:table-cell table:style-name="ce5"/>
          <table:table-cell table:style-name="ce2" office:value-type="string">
            <text:p>P (GPa)</text:p>
          </table:table-cell>
          <table:table-cell table:style-name="ce2" office:value-type="string">
            <text:p>SiO<text:span text:style-name="T3">2</text:span></text:p>
          </table:table-cell>
          <table:table-cell table:style-name="ce2" office:value-type="string">
            <text:p>Al<text:span text:style-name="T3">2</text:span><text:span text:style-name="T4">O</text:span><text:span text:style-name="T3">3</text:span></text:p>
          </table:table-cell>
          <table:table-cell table:style-name="ce2" office:value-type="string">
            <text:p>MgO</text:p>
          </table:table-cell>
          <table:table-cell table:style-name="ce2" office:value-type="string">
            <text:p>CaO</text:p>
          </table:table-cell>
          <table:table-cell/>
          <table:table-cell office:value-type="string">
            <text:p>P</text:p>
          </table:table-cell>
          <table:table-cell table:style-name="ce2" office:value-type="string">
            <text:p>SiO<text:span text:style-name="T3">2</text:span></text:p>
          </table:table-cell>
          <table:table-cell table:style-name="ce2" office:value-type="string">
            <text:p>Al<text:span text:style-name="T3">2</text:span><text:span text:style-name="T4">O</text:span><text:span text:style-name="T3">3</text:span></text:p>
          </table:table-cell>
          <table:table-cell table:style-name="ce2" office:value-type="string">
            <text:p>MgO</text:p>
          </table:table-cell>
          <table:table-cell table:style-name="ce2" office:value-type="string">
            <text:p>CaO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5" table:number-columns-repeated="2"/>
          <table:table-cell table:style-name="ce2" table:number-columns-repeated="5"/>
          <table:table-cell/>
          <table:table-cell office:value-type="float" office:value="0">
            <text:p>0</text:p>
          </table:table-cell>
          <table:table-cell table:style-name="ce7" office:value-type="float" office:value="55.64">
            <text:p>55.64</text:p>
          </table:table-cell>
          <table:table-cell table:style-name="ce7" office:value-type="float" office:value="16.81">
            <text:p>16.81</text:p>
          </table:table-cell>
          <table:table-cell table:style-name="ce7" office:value-type="float" office:value="12">
            <text:p>12.00</text:p>
          </table:table-cell>
          <table:table-cell table:style-name="ce7" office:value-type="float" office:value="15.54">
            <text:p>15.54</text:p>
          </table:table-cell>
          <table:table-cell table:number-columns-repeated="1010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5" office:value-type="string">
            <text:p>L+Fo+An+Opx+Cpx</text:p>
          </table:table-cell>
          <table:table-cell table:style-name="ce5"/>
          <table:table-cell table:style-name="ce2" office:value-type="float" office:value="0">
            <text:p>0</text:p>
          </table:table-cell>
          <table:table-cell table:style-name="ce7" office:value-type="float" office:value="55.64">
            <text:p>55.64</text:p>
          </table:table-cell>
          <table:table-cell table:style-name="ce7" office:value-type="float" office:value="16.81">
            <text:p>16.81</text:p>
          </table:table-cell>
          <table:table-cell table:style-name="ce7" office:value-type="float" office:value="12">
            <text:p>12.00</text:p>
          </table:table-cell>
          <table:table-cell table:style-name="ce7" office:value-type="float" office:value="15.54">
            <text:p>15.54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49.4">
            <text:p>49.40</text:p>
          </table:table-cell>
          <table:table-cell table:style-name="ce7" office:value-type="float" office:value="20.2">
            <text:p>20.20</text:p>
          </table:table-cell>
          <table:table-cell table:style-name="ce7" office:value-type="float" office:value="14.6">
            <text:p>14.60</text:p>
          </table:table-cell>
          <table:table-cell table:style-name="ce7" office:value-type="float" office:value="15">
            <text:p>15.0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0'</text:p>
          </table:table-cell>
          <table:table-cell table:style-name="ce5" office:value-type="string">
            <text:p>L+Fo+An+Cpx</text:p>
          </table:table-cell>
          <table:table-cell table:style-name="ce5"/>
          <table:table-cell table:style-name="ce2" office:value-type="float" office:value="0">
            <text:p>0</text:p>
          </table:table-cell>
          <table:table-cell table:style-name="ce7" office:value-type="float" office:value="47.84">
            <text:p>47.84</text:p>
          </table:table-cell>
          <table:table-cell table:style-name="ce7" office:value-type="float" office:value="20.16">
            <text:p>20.16</text:p>
          </table:table-cell>
          <table:table-cell table:style-name="ce7" office:value-type="float" office:value="11.07">
            <text:p>11.07</text:p>
          </table:table-cell>
          <table:table-cell table:style-name="ce7" office:value-type="float" office:value="20.94">
            <text:p>20.94</text:p>
          </table:table-cell>
          <table:table-cell/>
          <table:table-cell office:value-type="float" office:value="2.7">
            <text:p>2.7</text:p>
          </table:table-cell>
          <table:table-cell table:style-name="ce7" office:value-type="float" office:value="47.4">
            <text:p>47.40</text:p>
          </table:table-cell>
          <table:table-cell table:style-name="ce7" office:value-type="float" office:value="17">
            <text:p>17.00</text:p>
          </table:table-cell>
          <table:table-cell table:style-name="ce7" office:value-type="float" office:value="22.1">
            <text:p>22.10</text:p>
          </table:table-cell>
          <table:table-cell table:style-name="ce7" office:value-type="float" office:value="13.5">
            <text:p>13.50</text:p>
          </table:table-cell>
          <table:table-cell table:number-columns-repeated="1010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1">
            <text:p>1</text:p>
          </table:table-cell>
          <table:table-cell table:style-name="ce7" office:value-type="float" office:value="49.4">
            <text:p>49.40</text:p>
          </table:table-cell>
          <table:table-cell table:style-name="ce7" office:value-type="float" office:value="20.2">
            <text:p>20.20</text:p>
          </table:table-cell>
          <table:table-cell table:style-name="ce7" office:value-type="float" office:value="14.6">
            <text:p>14.60</text:p>
          </table:table-cell>
          <table:table-cell table:style-name="ce7" office:value-type="float" office:value="15">
            <text:p>15.00</text:p>
          </table:table-cell>
          <table:table-cell/>
          <table:table-cell office:value-type="float" office:value="2">
            <text:p>2</text:p>
          </table:table-cell>
          <table:table-cell table:style-name="ce7" office:value-type="float" office:value="48.3">
            <text:p>48.30</text:p>
          </table:table-cell>
          <table:table-cell table:style-name="ce7" office:value-type="float" office:value="18.4">
            <text:p>18.40</text:p>
          </table:table-cell>
          <table:table-cell table:style-name="ce7" office:value-type="float" office:value="19.4">
            <text:p>19.40</text:p>
          </table:table-cell>
          <table:table-cell table:style-name="ce7" office:value-type="float" office:value="14.2">
            <text:p>14.20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2">
            <text:p>2</text:p>
          </table:table-cell>
          <table:table-cell table:style-name="ce7" office:value-type="float" office:value="48.3">
            <text:p>48.30</text:p>
          </table:table-cell>
          <table:table-cell table:style-name="ce7" office:value-type="float" office:value="18.4">
            <text:p>18.40</text:p>
          </table:table-cell>
          <table:table-cell table:style-name="ce7" office:value-type="float" office:value="19.4">
            <text:p>19.40</text:p>
          </table:table-cell>
          <table:table-cell table:style-name="ce7" office:value-type="float" office:value="14.2">
            <text:p>14.20</text:p>
          </table:table-cell>
          <table:table-cell table:number-columns-repeated="1016"/>
        </table:table-row>
        <table:table-row table:style-name="ro2">
          <table:table-cell table:style-name="ce2" office:value-type="float" office:value="2.7">
            <text:p>2.7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2.7">
            <text:p>2.7</text:p>
          </table:table-cell>
          <table:table-cell table:style-name="ce7" office:value-type="float" office:value="47.4">
            <text:p>47.40</text:p>
          </table:table-cell>
          <table:table-cell table:style-name="ce7" office:value-type="float" office:value="17">
            <text:p>17.00</text:p>
          </table:table-cell>
          <table:table-cell table:style-name="ce7" office:value-type="float" office:value="22.1">
            <text:p>22.10</text:p>
          </table:table-cell>
          <table:table-cell table:style-name="ce7" office:value-type="float" office:value="13.5">
            <text:p>13.50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3">
            <text:p>3</text:p>
          </table:table-cell>
          <table:table-cell table:style-name="ce7" office:value-type="float" office:value="47.62">
            <text:p>47.62</text:p>
          </table:table-cell>
          <table:table-cell table:style-name="ce7" office:value-type="float" office:value="15.45">
            <text:p>15.45</text:p>
          </table:table-cell>
          <table:table-cell table:style-name="ce7" office:value-type="float" office:value="23.98">
            <text:p>23.98</text:p>
          </table:table-cell>
          <table:table-cell table:style-name="ce7" office:value-type="float" office:value="12.94">
            <text:p>12.94</text:p>
          </table:table-cell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4">
            <text:p>4</text:p>
          </table:table-cell>
          <table:table-cell table:style-name="ce7" office:value-type="float" office:value="48.27">
            <text:p>48.27</text:p>
          </table:table-cell>
          <table:table-cell table:style-name="ce7" office:value-type="float" office:value="11.86">
            <text:p>11.86</text:p>
          </table:table-cell>
          <table:table-cell table:style-name="ce7" office:value-type="float" office:value="28.27">
            <text:p>28.27</text:p>
          </table:table-cell>
          <table:table-cell table:style-name="ce7" office:value-type="float" office:value="11.6">
            <text:p>11.60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5">
            <text:p>5</text:p>
          </table:table-cell>
          <table:table-cell table:style-name="ce7" office:value-type="float" office:value="48.85">
            <text:p>48.85</text:p>
          </table:table-cell>
          <table:table-cell table:style-name="ce7" office:value-type="float" office:value="9.55">
            <text:p>9.55</text:p>
          </table:table-cell>
          <table:table-cell table:style-name="ce7" office:value-type="float" office:value="30.9">
            <text:p>30.90</text:p>
          </table:table-cell>
          <table:table-cell table:style-name="ce7" office:value-type="float" office:value="10.7">
            <text:p>10.70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6">
            <text:p>6</text:p>
          </table:table-cell>
          <table:table-cell table:style-name="ce7" office:value-type="float" office:value="49.39">
            <text:p>49.39</text:p>
          </table:table-cell>
          <table:table-cell table:style-name="ce7" office:value-type="float" office:value="7.88">
            <text:p>7.88</text:p>
          </table:table-cell>
          <table:table-cell table:style-name="ce7" office:value-type="float" office:value="32.7">
            <text:p>32.70</text:p>
          </table:table-cell>
          <table:table-cell table:style-name="ce7" office:value-type="float" office:value="10.03">
            <text:p>10.03</text:p>
          </table:table-cell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7">
            <text:p>7</text:p>
          </table:table-cell>
          <table:table-cell table:style-name="ce7" office:value-type="float" office:value="49.91">
            <text:p>49.91</text:p>
          </table:table-cell>
          <table:table-cell table:style-name="ce7" office:value-type="float" office:value="6.57">
            <text:p>6.57</text:p>
          </table:table-cell>
          <table:table-cell table:style-name="ce7" office:value-type="float" office:value="34.03">
            <text:p>34.03</text:p>
          </table:table-cell>
          <table:table-cell table:style-name="ce7" office:value-type="float" office:value="9.49">
            <text:p>9.49</text:p>
          </table:table-cell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8">
            <text:p>8</text:p>
          </table:table-cell>
          <table:table-cell table:style-name="ce7" office:value-type="float" office:value="50.42">
            <text:p>50.42</text:p>
          </table:table-cell>
          <table:table-cell table:style-name="ce7" office:value-type="float" office:value="5.5">
            <text:p>5.50</text:p>
          </table:table-cell>
          <table:table-cell table:style-name="ce7" office:value-type="float" office:value="35.06">
            <text:p>35.06</text:p>
          </table:table-cell>
          <table:table-cell table:style-name="ce7" office:value-type="float" office:value="9.02">
            <text:p>9.02</text:p>
          </table:table-cell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9">
            <text:p>9</text:p>
          </table:table-cell>
          <table:table-cell table:style-name="ce7" office:value-type="float" office:value="50.91">
            <text:p>50.91</text:p>
          </table:table-cell>
          <table:table-cell table:style-name="ce7" office:value-type="float" office:value="4.58">
            <text:p>4.58</text:p>
          </table:table-cell>
          <table:table-cell table:style-name="ce7" office:value-type="float" office:value="35.9">
            <text:p>35.90</text:p>
          </table:table-cell>
          <table:table-cell table:style-name="ce7" office:value-type="float" office:value="8.61">
            <text:p>8.61</text:p>
          </table:table-cell>
          <table:table-cell table:number-columns-repeated="101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L+Lherzolite</text:p>
          </table:table-cell>
          <table:table-cell table:style-name="ce5"/>
          <table:table-cell table:style-name="ce2" office:value-type="float" office:value="10">
            <text:p>10</text:p>
          </table:table-cell>
          <table:table-cell table:style-name="ce7" office:value-type="float" office:value="51.4">
            <text:p>51.40</text:p>
          </table:table-cell>
          <table:table-cell table:style-name="ce7" office:value-type="float" office:value="3.77">
            <text:p>3.77</text:p>
          </table:table-cell>
          <table:table-cell table:style-name="ce7" office:value-type="float" office:value="36.6">
            <text:p>36.60</text:p>
          </table:table-cell>
          <table:table-cell table:style-name="ce7" office:value-type="float" office:value="8.23">
            <text:p>8.23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0">
            <text:p>0</text:p>
          </table:table-cell>
          <table:table-cell table:style-name="ce7" office:value-type="float" office:value="61">
            <text:p>61.0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39">
            <text:p>39.0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1">
            <text:p>1</text:p>
          </table:table-cell>
          <table:table-cell table:style-name="ce7" office:value-type="float" office:value="58.88">
            <text:p>58.88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1.12">
            <text:p>41.12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2">
            <text:p>2</text:p>
          </table:table-cell>
          <table:table-cell table:style-name="ce7" office:value-type="float" office:value="57.12">
            <text:p>57.12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2.88">
            <text:p>42.88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3">
            <text:p>3</text:p>
          </table:table-cell>
          <table:table-cell table:style-name="ce7" office:value-type="float" office:value="55.65">
            <text:p>55.65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4.35">
            <text:p>44.35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4">
            <text:p>4</text:p>
          </table:table-cell>
          <table:table-cell table:style-name="ce7" office:value-type="float" office:value="54.48">
            <text:p>54.48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5.52">
            <text:p>45.52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5">
            <text:p>5</text:p>
          </table:table-cell>
          <table:table-cell table:style-name="ce7" office:value-type="float" office:value="53.61">
            <text:p>53.61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6.39">
            <text:p>46.39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L+Fo+En</text:p>
          </table:table-cell>
          <table:table-cell table:style-name="ce5"/>
          <table:table-cell table:style-name="ce2" office:value-type="float" office:value="6">
            <text:p>6</text:p>
          </table:table-cell>
          <table:table-cell table:style-name="ce7" office:value-type="float" office:value="53.04">
            <text:p>53.04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6.96">
            <text:p>46.96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2" style:display-name="PageStyle_Table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ty of Arts and Sciences</meta:initial-creator>
    <meta:creation-date>2001-11-19T19:34:47</meta:creation-date>
    <dc:creator>Lucy </dc:creator>
    <meta:print-date>2001-11-19T19:44:17</meta:print-date>
    <dc:date>2014-07-08T17:28:04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126"/>
    <style:style style:name="ch13" style:family="chart" style:data-style-name="N2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2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scatter" chart:style-name="ch1">
        <chart:title svg:x="6.984cm" svg:y="0.315cm" chart:style-name="ch2">
          <text:p>Plag-field</text:p>
        </chart:title>
        <chart:legend chart:legend-position="end" svg:x="12.447cm" svg:y="2.456cm" style:legend-expansion="high" chart:style-name="ch3"/>
        <chart:plot-area chart:style-name="ch4" table:cell-range-address="TableA2.J5:TableA2.N6 TableA2.K4:TableA2.N4" chart:data-source-has-labels="row" svg:x="1.33cm" svg:y="1.631cm" svg:width="10.479cm" svg:height="6.205cm">
          <chartooo:coordinate-region svg:x="2.428cm" svg:y="1.83cm" svg:width="9.141cm" svg:height="5.359cm"/>
          <chart:axis chart:dimension="x" chart:name="primary-x" chart:style-name="ch5">
            <chart:title svg:x="6.049cm" svg:y="8.015cm" chart:style-name="ch6">
              <text:p>P/GPa</text:p>
            </chart:title>
          </chart:axis>
          <chart:axis chart:dimension="y" chart:name="primary-y" chart:style-name="ch7">
            <chart:title svg:x="0.451cm" svg:y="5.399cm" chart:style-name="ch8">
              <text:p>con/wt%</text:p>
            </chart:title>
            <chart:grid chart:style-name="ch9" chart:class="major"/>
          </chart:axis>
          <chart:series chart:style-name="ch10" chart:values-cell-range-address="TableA2.K5:TableA2.K6" chart:label-cell-address="TableA2.K4:TableA2.K4" chart:class="chart:scatter">
            <chart:domain table:cell-range-address="TableA2.J5:TableA2.J6"/>
            <chart:regression-curve chart:style-name="ch11">
              <chart:equation chart:style-name="ch12"/>
            </chart:regression-curve>
            <chart:data-point chart:repeated="2"/>
          </chart:series>
          <chart:series chart:style-name="ch13" chart:values-cell-range-address="TableA2.L5:TableA2.L6" chart:label-cell-address="TableA2.L4:TableA2.L4" chart:class="chart:scatter">
            <chart:regression-curve chart:style-name="ch14">
              <chart:equation chart:style-name="ch12"/>
            </chart:regression-curve>
            <chart:data-point chart:repeated="2"/>
          </chart:series>
          <chart:series chart:style-name="ch15" chart:values-cell-range-address="TableA2.M5:TableA2.M6" chart:label-cell-address="TableA2.M4:TableA2.M4" chart:class="chart:scatter">
            <chart:regression-curve chart:style-name="ch16">
              <chart:equation svg:x="2.875cm" svg:y="6.009cm" chart:style-name="ch12"/>
            </chart:regression-curve>
            <chart:data-point chart:repeated="2"/>
          </chart:series>
          <chart:series chart:style-name="ch17" chart:values-cell-range-address="TableA2.N5:TableA2.N6" chart:label-cell-address="TableA2.N4:TableA2.N4" chart:class="chart:scatter">
            <chart:regression-curve chart:style-name="ch18">
              <chart:equation svg:x="5.781cm" svg:y="5.644cm" chart:style-name="ch12"/>
            </chart:regression-curve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iO2</text:p>
                <draw:g>
                  <svg:desc>TableA2.K4:TableA2.K4</svg:desc>
                </draw:g>
              </table:table-cell>
              <table:table-cell office:value-type="string">
                <text:p>Al2O3</text:p>
                <draw:g>
                  <svg:desc>TableA2.L4:TableA2.L4</svg:desc>
                </draw:g>
              </table:table-cell>
              <table:table-cell office:value-type="string">
                <text:p>MgO</text:p>
                <draw:g>
                  <svg:desc>TableA2.M4:TableA2.M4</svg:desc>
                </draw:g>
              </table:table-cell>
              <table:table-cell office:value-type="string">
                <text:p>CaO</text:p>
                <draw:g>
                  <svg:desc>TableA2.N4:TableA2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A2.J5:TableA2.J6</svg:desc>
                </draw:g>
              </table:table-cell>
              <table:table-cell office:value-type="float" office:value="55.64">
                <text:p>55.64</text:p>
                <draw:g>
                  <svg:desc>TableA2.K5:TableA2.K6</svg:desc>
                </draw:g>
              </table:table-cell>
              <table:table-cell office:value-type="float" office:value="16.81">
                <text:p>16.81</text:p>
                <draw:g>
                  <svg:desc>TableA2.L5:TableA2.L6</svg:desc>
                </draw:g>
              </table:table-cell>
              <table:table-cell office:value-type="float" office:value="12">
                <text:p>12</text:p>
                <draw:g>
                  <svg:desc>TableA2.M5:TableA2.M6</svg:desc>
                </draw:g>
              </table:table-cell>
              <table:table-cell office:value-type="float" office:value="15.54">
                <text:p>15.54</text:p>
                <draw:g>
                  <svg:desc>TableA2.N5:TableA2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4">
                <text:p>49.4</text:p>
              </table:table-cell>
              <table:table-cell office:value-type="float" office:value="20.2">
                <text:p>20.2</text:p>
              </table:table-cell>
              <table:table-cell office:value-type="float" office:value="14.6">
                <text:p>14.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126"/>
    <style:style style:name="ch13" style:family="chart" style:data-style-name="N2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2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scatter" chart:style-name="ch1">
        <chart:title svg:x="7.156cm" svg:y="0.315cm" chart:style-name="ch2">
          <text:p>Sp-field</text:p>
        </chart:title>
        <chart:legend chart:legend-position="end" svg:x="12.447cm" svg:y="2.456cm" style:legend-expansion="high" chart:style-name="ch3"/>
        <chart:plot-area chart:style-name="ch4" table:cell-range-address="TableA2.J4:TableA2.N4 TableA2.J6:TableA2.N8" chart:data-source-has-labels="row" svg:x="1.33cm" svg:y="1.631cm" svg:width="10.479cm" svg:height="6.206cm">
          <chartooo:coordinate-region svg:x="2.428cm" svg:y="1.83cm" svg:width="9.141cm" svg:height="5.36cm"/>
          <chart:axis chart:dimension="x" chart:name="primary-x" chart:style-name="ch5">
            <chart:title svg:x="6.049cm" svg:y="8.016cm" chart:style-name="ch6">
              <text:p>P/GPa</text:p>
            </chart:title>
          </chart:axis>
          <chart:axis chart:dimension="y" chart:name="primary-y" chart:style-name="ch7">
            <chart:title svg:x="0.451cm" svg:y="5.479cm" chart:style-name="ch8">
              <text:p>conc/wt%</text:p>
            </chart:title>
            <chart:grid chart:style-name="ch9" chart:class="major"/>
          </chart:axis>
          <chart:series chart:style-name="ch10" chart:values-cell-range-address="TableA2.K6:TableA2.K8" chart:label-cell-address="TableA2.K4:TableA2.K4" chart:class="chart:scatter">
            <chart:domain table:cell-range-address="TableA2.J6:TableA2.J8"/>
            <chart:regression-curve chart:style-name="ch11">
              <chart:equation svg:x="4.546cm" svg:y="2.158cm" chart:style-name="ch12"/>
            </chart:regression-curve>
            <chart:data-point chart:repeated="3"/>
          </chart:series>
          <chart:series chart:style-name="ch13" chart:values-cell-range-address="TableA2.L6:TableA2.L8" chart:label-cell-address="TableA2.L4:TableA2.L4" chart:class="chart:scatter">
            <chart:regression-curve chart:style-name="ch14">
              <chart:equation svg:x="1.976cm" svg:y="5.111cm" chart:style-name="ch12"/>
            </chart:regression-curve>
            <chart:data-point chart:repeated="3"/>
          </chart:series>
          <chart:series chart:style-name="ch15" chart:values-cell-range-address="TableA2.M6:TableA2.M8" chart:label-cell-address="TableA2.M4:TableA2.M4" chart:class="chart:scatter">
            <chart:regression-curve chart:style-name="ch16">
              <chart:equation svg:x="7.926cm" svg:y="4.901cm" chart:style-name="ch12"/>
            </chart:regression-curve>
            <chart:data-point chart:repeated="3"/>
          </chart:series>
          <chart:series chart:style-name="ch17" chart:values-cell-range-address="TableA2.N6:TableA2.N8" chart:label-cell-address="TableA2.N4:TableA2.N4" chart:class="chart:scatter">
            <chart:regression-curve chart:style-name="ch18">
              <chart:equation svg:x="6.786cm" svg:y="6.005cm" chart:style-name="ch12"/>
            </chart:regression-curve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iO2</text:p>
                <draw:g>
                  <svg:desc>TableA2.K4:TableA2.K4</svg:desc>
                </draw:g>
              </table:table-cell>
              <table:table-cell office:value-type="string">
                <text:p>Al2O3</text:p>
                <draw:g>
                  <svg:desc>TableA2.L4:TableA2.L4</svg:desc>
                </draw:g>
              </table:table-cell>
              <table:table-cell office:value-type="string">
                <text:p>MgO</text:p>
                <draw:g>
                  <svg:desc>TableA2.M4:TableA2.M4</svg:desc>
                </draw:g>
              </table:table-cell>
              <table:table-cell office:value-type="string">
                <text:p>CaO</text:p>
                <draw:g>
                  <svg:desc>TableA2.N4:TableA2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A2.J6:TableA2.J8</svg:desc>
                </draw:g>
              </table:table-cell>
              <table:table-cell office:value-type="float" office:value="49.4">
                <text:p>49.4</text:p>
                <draw:g>
                  <svg:desc>TableA2.K6:TableA2.K8</svg:desc>
                </draw:g>
              </table:table-cell>
              <table:table-cell office:value-type="float" office:value="20.2">
                <text:p>20.2</text:p>
                <draw:g>
                  <svg:desc>TableA2.L6:TableA2.L8</svg:desc>
                </draw:g>
              </table:table-cell>
              <table:table-cell office:value-type="float" office:value="14.6">
                <text:p>14.6</text:p>
                <draw:g>
                  <svg:desc>TableA2.M6:TableA2.M8</svg:desc>
                </draw:g>
              </table:table-cell>
              <table:table-cell office:value-type="float" office:value="15">
                <text:p>15</text:p>
                <draw:g>
                  <svg:desc>TableA2.N6:TableA2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47.4">
                <text:p>47.4</text:p>
              </table:table-cell>
              <table:table-cell office:value-type="float" office:value="17">
                <text:p>17</text:p>
              </table:table-cell>
              <table:table-cell office:value-type="float" office:value="22.1">
                <text:p>22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18.4">
                <text:p>18.4</text:p>
              </table:table-cell>
              <table:table-cell office:value-type="float" office:value="19.4">
                <text:p>19.4</text:p>
              </table:table-cell>
              <table:table-cell office:value-type="float" office:value="14.2">
                <text:p>1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126"/>
    <style:style style:name="ch13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2">
      <style:chart-properties chart:symbol-type="named-symbol" chart:symbol-name="arrow-down" chart:symbol-width="0.25cm" chart:symbol-height="0.25cm" chart:regression-type="logarithmic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2">
      <style:chart-properties chart:symbol-type="named-symbol" chart:symbol-name="arrow-up" chart:symbol-width="0.25cm" chart:symbol-height="0.25cm" chart:regression-type="logarithmic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69cm" svg:height="8.985cm" xlink:href=".." xlink:type="simple" chart:class="chart:scatter" chart:style-name="ch1">
        <chart:title svg:x="7.173cm" svg:y="0.315cm" chart:style-name="ch2">
          <text:p>Gt-field</text:p>
        </chart:title>
        <chart:legend chart:legend-position="end" svg:x="11.582cm" svg:y="2.45cm" style:legend-expansion="high" chart:style-name="ch3"/>
        <chart:plot-area chart:style-name="ch4" table:cell-range-address="TableA2.A10:TableA2.A18 TableA2.E4:TableA2.H4 TableA2.E10:TableA2.H18" chart:data-source-has-labels="row" svg:x="1.33cm" svg:y="1.631cm" svg:width="9.614cm" svg:height="6.194cm">
          <chartooo:coordinate-region svg:x="2.428cm" svg:y="1.83cm" svg:width="8.33cm" svg:height="5.348cm"/>
          <chart:axis chart:dimension="x" chart:name="primary-x" chart:style-name="ch5">
            <chart:title svg:x="5.617cm" svg:y="8.004cm" chart:style-name="ch6">
              <text:p>P/GPa</text:p>
            </chart:title>
          </chart:axis>
          <chart:axis chart:dimension="y" chart:name="primary-y" chart:style-name="ch7">
            <chart:title svg:x="0.451cm" svg:y="5.473cm" chart:style-name="ch8">
              <text:p>conc/wt%</text:p>
            </chart:title>
            <chart:grid chart:style-name="ch9" chart:class="major"/>
          </chart:axis>
          <chart:series chart:style-name="ch10" chart:values-cell-range-address="TableA2.E10:TableA2.E18" chart:label-cell-address="TableA2.E4:TableA2.E4" chart:class="chart:scatter">
            <chart:domain table:cell-range-address="TableA2.A10:TableA2.A18"/>
            <chart:regression-curve chart:style-name="ch11">
              <chart:equation chart:display-r-square="true" svg:x="2.337cm" svg:y="1.929cm" chart:style-name="ch12"/>
            </chart:regression-curve>
            <chart:data-point chart:repeated="9"/>
          </chart:series>
          <chart:series chart:style-name="ch13" chart:values-cell-range-address="TableA2.F10:TableA2.F18" chart:label-cell-address="TableA2.F4:TableA2.F4" chart:class="chart:scatter">
            <chart:regression-curve chart:style-name="ch14">
              <chart:equation chart:display-r-square="true" svg:x="4.111cm" svg:y="6.299cm" chart:style-name="ch12"/>
            </chart:regression-curve>
            <chart:data-point chart:repeated="9"/>
          </chart:series>
          <chart:series chart:style-name="ch15" chart:values-cell-range-address="TableA2.G10:TableA2.G18" chart:label-cell-address="TableA2.G4:TableA2.G4" chart:class="chart:scatter">
            <chart:regression-curve chart:style-name="ch16">
              <chart:equation chart:display-r-square="true" chart:style-name="ch12"/>
            </chart:regression-curve>
            <chart:data-point chart:repeated="9"/>
          </chart:series>
          <chart:series chart:style-name="ch17" chart:values-cell-range-address="TableA2.H10:TableA2.H18" chart:label-cell-address="TableA2.H4:TableA2.H4" chart:class="chart:scatter">
            <chart:regression-curve chart:style-name="ch18">
              <chart:equation chart:display-r-square="true" svg:x="3.384cm" svg:y="5.265cm" chart:style-name="ch12"/>
            </chart:regression-curve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O2</text:p>
                <draw:g>
                  <svg:desc>TableA2.E4:TableA2.E4</svg:desc>
                </draw:g>
              </table:table-cell>
              <table:table-cell office:value-type="string">
                <text:p>Al2O3</text:p>
                <draw:g>
                  <svg:desc>TableA2.F4:TableA2.F4</svg:desc>
                </draw:g>
              </table:table-cell>
              <table:table-cell office:value-type="string">
                <text:p>MgO</text:p>
                <draw:g>
                  <svg:desc>TableA2.G4:TableA2.G4</svg:desc>
                </draw:g>
              </table:table-cell>
              <table:table-cell office:value-type="string">
                <text:p>CaO</text:p>
                <draw:g>
                  <svg:desc>TableA2.H4:TableA2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">
                <text:p>2.7</text:p>
                <draw:g>
                  <svg:desc>TableA2.A10:TableA2.A18</svg:desc>
                </draw:g>
              </table:table-cell>
              <table:table-cell office:value-type="float" office:value="47.4">
                <text:p>47.4</text:p>
                <draw:g>
                  <svg:desc>TableA2.E10:TableA2.E18</svg:desc>
                </draw:g>
              </table:table-cell>
              <table:table-cell office:value-type="float" office:value="17">
                <text:p>17</text:p>
                <draw:g>
                  <svg:desc>TableA2.F10:TableA2.F18</svg:desc>
                </draw:g>
              </table:table-cell>
              <table:table-cell office:value-type="float" office:value="22.1">
                <text:p>22.1</text:p>
                <draw:g>
                  <svg:desc>TableA2.G10:TableA2.G18</svg:desc>
                </draw:g>
              </table:table-cell>
              <table:table-cell office:value-type="float" office:value="13.5">
                <text:p>13.5</text:p>
                <draw:g>
                  <svg:desc>TableA2.H10:TableA2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7.62">
                <text:p>47.62</text:p>
              </table:table-cell>
              <table:table-cell office:value-type="float" office:value="15.45">
                <text:p>15.45</text:p>
              </table:table-cell>
              <table:table-cell office:value-type="float" office:value="23.98">
                <text:p>23.98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.27">
                <text:p>48.27</text:p>
              </table:table-cell>
              <table:table-cell office:value-type="float" office:value="11.86">
                <text:p>11.86</text:p>
              </table:table-cell>
              <table:table-cell office:value-type="float" office:value="28.27">
                <text:p>28.2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8.85">
                <text:p>48.85</text:p>
              </table:table-cell>
              <table:table-cell office:value-type="float" office:value="9.55">
                <text:p>9.55</text:p>
              </table:table-cell>
              <table:table-cell office:value-type="float" office:value="30.9">
                <text:p>30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.39">
                <text:p>49.39</text:p>
              </table:table-cell>
              <table:table-cell office:value-type="float" office:value="7.88">
                <text:p>7.88</text:p>
              </table:table-cell>
              <table:table-cell office:value-type="float" office:value="32.7">
                <text:p>32.7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9.91">
                <text:p>49.91</text:p>
              </table:table-cell>
              <table:table-cell office:value-type="float" office:value="6.57">
                <text:p>6.57</text:p>
              </table:table-cell>
              <table:table-cell office:value-type="float" office:value="34.03">
                <text:p>34.0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.42">
                <text:p>50.42</text:p>
              </table:table-cell>
              <table:table-cell office:value-type="float" office:value="5.5">
                <text:p>5.5</text:p>
              </table:table-cell>
              <table:table-cell office:value-type="float" office:value="35.06">
                <text:p>35.06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0.91">
                <text:p>50.91</text:p>
              </table:table-cell>
              <table:table-cell office:value-type="float" office:value="4.58">
                <text:p>4.58</text:p>
              </table:table-cell>
              <table:table-cell office:value-type="float" office:value="35.9">
                <text:p>35.9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1.4">
                <text:p>51.4</text:p>
              </table:table-cell>
              <table:table-cell office:value-type="float" office:value="3.77">
                <text:p>3.77</text:p>
              </table:table-cell>
              <table:table-cell office:value-type="float" office:value="36.6">
                <text:p>36.6</text:p>
              </table:table-cell>
              <table:table-cell office:value-type="float" office:value="8.23">
                <text:p>8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